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595979" fo:letter-spacing="normal" fo:font-style="normal" fo:font-weight="normal"/>
    </style:style>
    <style:style style:name="P2" style:family="paragraph" style:parent-style-name="Preformatted_20_Text">
      <style:paragraph-properties fo:widows="1"/>
      <style:text-properties fo:font-variant="normal" fo:text-transform="none" fo:letter-spacing="normal" fo:font-style="normal" fo:font-weight="normal"/>
    </style:style>
    <style:style style:name="P3" style:family="paragraph" style:parent-style-name="Preformatted_20_Text">
      <style:paragraph-properties fo:widows="1"/>
      <style:text-properties fo:font-variant="normal" fo:text-transform="none" fo:color="#200080" fo:letter-spacing="normal" fo:font-style="normal" fo:font-weight="bold"/>
    </style:style>
    <style:style style:name="P4" style:family="paragraph" style:parent-style-name="Preformatted_20_Text">
      <style:paragraph-properties fo:widows="1"/>
    </style:style>
    <style:style style:name="P5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595979" fo:letter-spacing="normal" fo:font-style="normal" fo:font-weight="normal"/>
    </style:style>
    <style:style style:name="P6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595979" fo:letter-spacing="normal" fo:font-style="normal" fo:font-weight="normal"/>
    </style:style>
    <style:style style:name="T1" style:family="text">
      <style:text-properties fo:color="#595979"/>
    </style:style>
    <style:style style:name="T2" style:family="text">
      <style:text-properties fo:color="#5555dd"/>
    </style:style>
    <style:style style:name="T3" style:family="text">
      <style:text-properties fo:color="#200080" fo:font-weight="bold"/>
    </style:style>
    <style:style style:name="T4" style:family="text">
      <style:text-properties fo:color="#308080"/>
    </style:style>
    <style:style style:name="T5" style:family="text">
      <style:text-properties fo:color="#1060b6"/>
    </style:style>
    <style:style style:name="T6" style:family="text">
      <style:text-properties fo:color="#7779bb" fo:font-weight="bold"/>
    </style:style>
    <style:style style:name="T7" style:family="text">
      <style:text-properties fo:color="#007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/*</text:p>
      <text:p text:style-name="P1">A program and library for application localization.</text:p>
      <text:p text:style-name="P1">Copyright (C) 2015 <text:s/>VPKSoft</text:p>
      <text:p text:style-name="P4"/>
      <text:p text:style-name="P1">This program is free software: you can redistribute it and/or modify</text:p>
      <text:p text:style-name="P1">it under the terms of the GNU General Public License as published by</text:p>
      <text:p text:style-name="P1">the Free Software Foundation, either version 3 of the License, or</text:p>
      <text:p text:style-name="P1">any later version.</text:p>
      <text:p text:style-name="P4"/>
      <text:p text:style-name="P1">This program is distributed in the hope that it will be useful,</text:p>
      <text:p text:style-name="P1">but WITHOUT ANY WARRANTY; without even the implied warranty of</text:p>
      <text:p text:style-name="P1">MERCHANTABILITY or FITNESS FOR A PARTICULAR PURPOSE. <text:s/>See the</text:p>
      <text:p text:style-name="P1">GNU General Public License for more details.</text:p>
      <text:p text:style-name="P4"/>
      <text:p text:style-name="P1">You should have received a copy of the GNU General Public License</text:p>
      <text:p text:style-name="P2"><text:span text:style-name="T1">along with this program. <text:s/>If not, see &lt;</text:span><text:span text:style-name="T2">http://www.gnu.org/licenses/</text:span><text:span text:style-name="T1">&gt;.</text:span></text:p>
      <text:p text:style-name="P1">*/</text:p>
      <text:p text:style-name="P4"/>
      <text:p text:style-name="P1">-- Microsoft SQL Server script --------------------------</text:p>
      <text:p text:style-name="P2"><text:span text:style-name="T3">USE</text:span> <text:span text:style-name="T4">[</text:span><text:span text:style-name="T3">master</text:span><text:span text:style-name="T4">]</text:span></text:p>
      <text:p text:style-name="P3">GO</text:p>
      <text:p text:style-name="P4"/>
      <text:p text:style-name="P2"><text:span text:style-name="T3">CREATE</text:span> <text:span text:style-name="T3">DATABASE</text:span> <text:span text:style-name="T4">[</text:span>LANG<text:span text:style-name="T4">]</text:span></text:p>
      <text:p text:style-name="P3">GO</text:p>
      <text:p text:style-name="P4"/>
      <text:p text:style-name="P2"><text:span text:style-name="T3">CREATE</text:span> LOGIN <text:span text:style-name="T4">[</text:span>langlib_user<text:span text:style-name="T4">]</text:span> <text:span text:style-name="T3">WITH</text:span> <text:span text:style-name="T3">PASSWORD</text:span><text:span text:style-name="T4">=</text:span>N<text:span text:style-name="T5">'VPKSoft'</text:span><text:span text:style-name="T4">,</text:span> DEFAULT_DATABASE<text:span text:style-name="T4">=[</text:span>LANG<text:span text:style-name="T4">],</text:span> CHECK_EXPIRATION<text:span text:style-name="T4">=</text:span><text:span text:style-name="T3">OFF</text:span><text:span text:style-name="T4">,</text:span> CHECK_POLICY<text:span text:style-name="T4">=</text:span><text:span text:style-name="T3">OFF</text:span></text:p>
      <text:p text:style-name="P3">GO</text:p>
      <text:p text:style-name="P4"/>
      <text:p text:style-name="P2"><text:span text:style-name="T3">USE</text:span> <text:span text:style-name="T4">[</text:span>LANG<text:span text:style-name="T4">]</text:span></text:p>
      <text:p text:style-name="P3">GO</text:p>
      <text:p text:style-name="P2"><text:span text:style-name="T3">CREATE</text:span> <text:span text:style-name="T6">USER</text:span> <text:span text:style-name="T4">[</text:span>langlib_user<text:span text:style-name="T4">]</text:span> <text:span text:style-name="T3">FOR</text:span> LOGIN <text:span text:style-name="T4">[</text:span>langlib_user<text:span text:style-name="T4">]</text:span></text:p>
      <text:p text:style-name="P3">GO</text:p>
      <text:p text:style-name="P4"/>
      <text:p text:style-name="P2"><text:span text:style-name="T3">EXEC</text:span> sp_addrolemember N<text:span text:style-name="T5">'db_datareader'</text:span><text:span text:style-name="T4">,</text:span> N<text:span text:style-name="T5">'langlib_user'</text:span></text:p>
      <text:p text:style-name="P3">GO</text:p>
      <text:p text:style-name="P2"><text:span text:style-name="T3">EXEC</text:span> sp_addrolemember N<text:span text:style-name="T5">'db_datawriter'</text:span><text:span text:style-name="T4">,</text:span> N<text:span text:style-name="T5">'langlib_user'</text:span></text:p>
      <text:p text:style-name="P3">GO</text:p>
      <text:p text:style-name="P4"/>
      <text:p text:style-name="P2"><text:span text:style-name="T3">GRANT</text:span> <text:span text:style-name="T3">CREATE</text:span> <text:span text:style-name="T3">TABLE</text:span> <text:span text:style-name="T3">TO</text:span> <text:span text:style-name="T4">[</text:span>langlib_user<text:span text:style-name="T4">]</text:span></text:p>
      <text:p text:style-name="P3">GO</text:p>
      <text:p text:style-name="P4"/>
      <text:p text:style-name="P2"><text:span text:style-name="T3">GRANT</text:span> <text:span text:style-name="T3">ALTER</text:span> <text:span text:style-name="T3">ON</text:span> <text:span text:style-name="T3">Schema</text:span> <text:span text:style-name="T4">::</text:span> <text:span text:style-name="T4">[</text:span>dbo<text:span text:style-name="T4">]</text:span> <text:span text:style-name="T3">TO</text:span> <text:span text:style-name="T4">[</text:span>langlib_user<text:span text:style-name="T4">]</text:span></text:p>
      <text:p text:style-name="P3">GO</text:p>
      <text:p text:style-name="P4"/>
      <text:p text:style-name="P1">-- MySQL server ------------------------------------------</text:p>
      <text:p text:style-name="P2"><text:span text:style-name="T3">CREATE</text:span> <text:span text:style-name="T3">DATABASE</text:span> lang <text:span text:style-name="T3">CHARACTER</text:span> <text:span text:style-name="T3">SET</text:span> utf8<text:span text:style-name="T4">;</text:span></text:p>
      <text:p text:style-name="P2"><text:span text:style-name="T3">GRANT</text:span> <text:span text:style-name="T3">ALL</text:span> <text:span text:style-name="T3">PRIVILEGES</text:span> <text:span text:style-name="T3">ON</text:span> lang<text:span text:style-name="T4">.*</text:span> <text:span text:style-name="T3">TO</text:span> <text:span text:style-name="T5">'lang_lib'</text:span><text:span text:style-name="T7">@</text:span><text:span text:style-name="T5">'localhost'</text:span> <text:span text:style-name="T3">IDENTIFIED</text:span> <text:span text:style-name="T3">BY</text:span> <text:span text:style-name="T5">'VPKSoft'</text:span><text:span text:style-name="T4">;</text:span></text:p>
      <text:p text:style-name="P4"/>
      <text:p text:style-name="P1">-- PostgreSQL server -------------------------------------</text:p>
      <text:p text:style-name="P2"><text:span text:style-name="T3">CREATE</text:span> <text:span text:style-name="T3">ROLE</text:span> langlib_user LOGIN ENCRYPTED <text:span text:style-name="T3">PASSWORD</text:span> <text:span text:style-name="T5">'VPKSoft'</text:span> NOINHERIT VALID <text:span text:style-name="T3">UNTIL</text:span> <text:span text:style-name="T5">'infinity'</text:span><text:span text:style-name="T4">;</text:span></text:p>
      <text:p text:style-name="P2"><text:span text:style-name="T3">CREATE</text:span> <text:span text:style-name="T3">DATABASE</text:span> lang <text:span text:style-name="T3">WITH</text:span> ENCODING<text:span text:style-name="T4">=</text:span><text:span text:style-name="T5">'UTF8'</text:span> OWNER<text:span text:style-name="T4">=</text:span>langlib_user<text:span text:style-name="T4">;</text:span></text:p>
      <text:p text:style-name="P4"/>
      <text:p text:style-name="P1">-- SQLite database ---------------------------------------</text:p>
      <text:p text:style-name="P1">----------------------------------------------------------</text:p>
      <text:p text:style-name="P6">-- No creation need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8:13:47.766000000</meta:creation-date>
    <dc:date>2015-09-14T18:14:42.950000000</dc:date>
    <meta:editing-duration>PT55S</meta:editing-duration>
    <meta:editing-cycles>1</meta:editing-cycles>
    <meta:document-statistic meta:table-count="0" meta:image-count="0" meta:object-count="0" meta:page-count="1" meta:paragraph-count="42" meta:word-count="216" meta:character-count="1674" meta:non-whitespace-character-count="1497"/>
    <meta:generator>LibreOffice/5.0.0.5$Windows_x86 LibreOffice_project/1b1a90865e348b492231e1c451437d7a15bb262b</meta:generator>
  </office:meta>
</office:document-meta>
</file>